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c5bd" officeooo:paragraph-rsid="0004c5bd"/>
    </style:style>
    <style:style style:name="P2" style:family="paragraph" style:parent-style-name="Standard">
      <style:paragraph-properties fo:text-align="start" style:justify-single-word="false"/>
      <style:text-properties officeooo:rsid="0004c5bd" officeooo:paragraph-rsid="0004c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</text:p>
      <text:p text:style-name="P1"/>
      <text:p text:style-name="P1"/>
      <text:p text:style-name="P2">User story 1 : Sélectionner une classe</text:p>
      <text:p text:style-name="P2"/>
      <text:p text:style-name="P2">User story 2 : Accéder aux élèves de cette classe sous la forme d’une liste</text:p>
      <text:p text:style-name="P2"/>
      <text:p text:style-name="P2">User story 3 : Tirer au sort un élève de cette classe</text:p>
      <text:p text:style-name="P2"/>
      <text:p text:style-name="P2">User story 4 : Noter cet élève</text:p>
      <text:p text:style-name="P2">Ou</text:p>
      <text:p text:style-name="P2">User story 5 : Mettre absent cet élève</text:p>
      <text:p text:style-name="P2"/>
      <text:p text:style-name="P2">User story 6 : Enlever l’élève de la liste</text:p>
      <text:p text:style-name="P2"/>
      <text:p text:style-name="P2">Supplémentaire :</text:p>
      <text:p text:style-name="P2"/>
      <text:p text:style-name="P2">User story 7: Accéder à la moyenne des élèves</text:p>
      <text:p text:style-name="P2"/>
      <text:p text:style-name="P2">User story 8 : Ajouter une classe depuis l’application (dans la table)</text:p>
      <text:p text:style-name="P2"/>
      <text:p text:style-name="P2">User story 9 : Ajouter des élèves depuis l’application (dans la table)</text:p>
      <text:p text:style-name="P2"/>
      <text:p text:style-name="P2">User story 10 : Supprimer une classe depuis l’application (dans la table)</text:p>
      <text:p text:style-name="P2"/>
      <text:p text:style-name="P2">User story 11 : Supprimer un élève depuis l’application (dans la table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09:09:45.622804094</meta:creation-date>
    <dc:date>2023-02-27T09:17:23.282164292</dc:date>
    <meta:editing-duration>PT7M38S</meta:editing-duration>
    <meta:editing-cycles>1</meta:editing-cycles>
    <meta:document-statistic meta:table-count="0" meta:image-count="0" meta:object-count="0" meta:page-count="1" meta:paragraph-count="14" meta:word-count="120" meta:character-count="635" meta:non-whitespace-character-count="529"/>
    <meta:generator>LibreOffice/7.3.6.2$Linux_X86_64 LibreOffice_project/30$Build-2</meta:generator>
  </office:meta>
</office:document-meta>
</file>